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asacadia code" svg:font-family="'casacadia code', 'Droid Sans Mono', monospace, monospace"/>
    <style:font-face style:name="var font-code" svg:font-family="'var font-code'"/>
  </office:font-face-decls>
  <office:automatic-styles>
    <style:style style:name="P1" style:family="paragraph" style:parent-style-name="Standard">
      <style:text-properties fo:font-size="15pt" fo:font-weight="bold" officeooo:rsid="000ded26" officeooo:paragraph-rsid="000ded26" style:font-size-asian="13.1000003814697pt" style:font-weight-asian="bold" style:font-size-complex="15pt" style:font-weight-complex="bold"/>
    </style:style>
    <style:style style:name="P2" style:family="paragraph" style:parent-style-name="Standard" style:list-style-name="L2">
      <style:text-properties fo:font-size="15pt" fo:font-weight="normal" officeooo:rsid="000fc3b2" officeooo:paragraph-rsid="000fc3b2" style:font-size-asian="13.1000003814697pt" style:font-weight-asian="normal" style:font-size-complex="15pt" style:font-weight-complex="normal"/>
    </style:style>
    <style:style style:name="P3" style:family="paragraph" style:parent-style-name="Standard" style:list-style-name="L2">
      <style:text-properties fo:font-size="15pt" fo:font-weight="normal" officeooo:rsid="000ffaca" officeooo:paragraph-rsid="000ffaca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0ffaca" officeooo:paragraph-rsid="000ffaca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118f13" officeooo:paragraph-rsid="00118f13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132381" officeooo:paragraph-rsid="00132381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8pt" style:text-underline-style="solid" style:text-underline-width="auto" style:text-underline-color="font-color" fo:font-weight="bold" officeooo:rsid="000ded26" officeooo:paragraph-rsid="000ded26" style:font-size-asian="18pt" style:font-weight-asian="bold" style:font-size-complex="18pt" style:font-weight-complex="bold"/>
    </style:style>
    <style:style style:name="P8" style:family="paragraph" style:parent-style-name="Standard" style:list-style-name="L2">
      <style:text-properties fo:color="#c9211e" loext:opacity="100%" fo:font-size="15pt" fo:font-weight="normal" officeooo:rsid="000ffaca" officeooo:paragraph-rsid="000ffaca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color="#c9211e" loext:opacity="100%" fo:font-size="15pt" fo:font-weight="normal" officeooo:rsid="000ffaca" officeooo:paragraph-rsid="000ffaca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color="#c9211e" loext:opacity="100%" fo:font-size="15pt" fo:font-weight="normal" officeooo:rsid="000ffaca" officeooo:paragraph-rsid="001057c0" style:font-size-asian="13.1000003814697pt" style:font-weight-asian="normal" style:font-size-complex="15pt" style:font-weight-complex="normal"/>
    </style:style>
    <style:style style:name="P11" style:family="paragraph" style:parent-style-name="Standard" style:list-style-name="L3">
      <style:text-properties fo:color="#c9211e" loext:opacity="100%" fo:font-size="15pt" fo:font-weight="normal" officeooo:rsid="001057c0" officeooo:paragraph-rsid="001057c0" style:font-size-asian="13.1000003814697pt" style:font-weight-asian="normal" style:font-size-complex="15pt" style:font-weight-complex="normal"/>
    </style:style>
    <style:style style:name="P12" style:family="paragraph" style:parent-style-name="Standard" style:list-style-name="L3">
      <style:text-properties fo:color="#c9211e" loext:opacity="100%" fo:font-size="15pt" fo:font-weight="normal" officeooo:rsid="00118f13" officeooo:paragraph-rsid="00118f13" style:font-size-asian="13.1000003814697pt" style:font-weight-asian="normal" style:font-size-complex="15pt" style:font-weight-complex="normal"/>
    </style:style>
    <style:style style:name="P13" style:family="paragraph" style:parent-style-name="Standard" style:list-style-name="L3">
      <style:text-properties fo:color="#c9211e" loext:opacity="100%" fo:font-size="15pt" fo:font-weight="normal" officeooo:rsid="00132381" officeooo:paragraph-rsid="00132381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style:line-height-at-least="0.714cm"/>
      <style:text-properties fo:color="#c9211e" loext:opacity="100%" fo:font-size="15pt" fo:font-weight="normal"/>
    </style:style>
    <style:style style:name="P15" style:family="paragraph" style:parent-style-name="Standard" style:list-style-name="L3">
      <style:text-properties fo:color="#c9211e" loext:opacity="100%" style:font-name="casacadia code" fo:font-size="15pt" fo:font-weight="normal" officeooo:rsid="00118f13" officeooo:paragraph-rsid="00118f13" fo:background-color="#fafafa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style:line-height-at-least="0.714cm"/>
      <style:text-properties fo:color="#c9211e" loext:opacity="100%" style:font-name="casacadia code" fo:font-size="15pt" fo:font-weight="normal" fo:background-color="#fafafa"/>
    </style:style>
    <style:style style:name="P17" style:family="paragraph" style:parent-style-name="Standard" style:list-style-name="L3">
      <style:text-properties fo:color="#81d41a" loext:opacity="100%" fo:font-size="15pt" fo:font-weight="normal" officeooo:rsid="00115725" officeooo:paragraph-rsid="00115725" style:font-size-asian="13.1000003814697pt" style:font-weight-asian="normal" style:font-size-complex="15pt" style:font-weight-complex="normal"/>
    </style:style>
    <style:style style:name="P18" style:family="paragraph" style:parent-style-name="Standard" style:list-style-name="L3">
      <style:text-properties fo:color="#069a2e" loext:opacity="100%" fo:font-size="15pt" fo:font-weight="normal" officeooo:rsid="00115725" officeooo:paragraph-rsid="00115725" style:font-size-asian="13.1000003814697pt" style:font-weight-asian="normal" style:font-size-complex="15pt" style:font-weight-complex="normal"/>
    </style:style>
    <style:style style:name="P19" style:family="paragraph" style:parent-style-name="Standard">
      <style:text-properties fo:color="#069a2e" loext:opacity="100%" fo:font-size="15pt" fo:font-weight="normal" officeooo:rsid="00115725" officeooo:paragraph-rsid="00115725" style:font-size-asian="13.1000003814697pt" style:font-weight-asian="normal" style:font-size-complex="15pt" style:font-weight-complex="normal"/>
    </style:style>
    <style:style style:name="P20" style:family="paragraph" style:parent-style-name="Standard">
      <style:text-properties fo:color="#800080" loext:opacity="100%" fo:font-size="15pt" fo:font-weight="normal" officeooo:rsid="00199ee2" officeooo:paragraph-rsid="00199ee2" style:font-size-asian="13.1000003814697pt" style:font-weight-asian="normal" style:font-size-complex="15pt" style:font-weight-complex="normal"/>
    </style:style>
    <style:style style:name="P21" style:family="paragraph" style:parent-style-name="Standard">
      <style:text-properties officeooo:paragraph-rsid="00199ee2"/>
    </style:style>
    <style:style style:name="P22" style:family="paragraph" style:parent-style-name="Standard">
      <style:text-properties fo:color="#3465a4" loext:opacity="100%" fo:font-size="15pt" fo:font-weight="normal" officeooo:rsid="00199ee2" officeooo:paragraph-rsid="00199ee2" style:font-size-asian="13.1000003814697pt" style:font-weight-asian="normal" style:font-size-complex="15pt" style:font-weight-complex="normal"/>
    </style:style>
    <style:style style:name="P23" style:family="paragraph" style:parent-style-name="Standard">
      <style:text-properties fo:color="#1e6a39" loext:opacity="100%" fo:font-size="15pt" fo:font-weight="normal" officeooo:rsid="001b7de9" officeooo:paragraph-rsid="001b7de9" style:font-size-asian="13.1000003814697pt" style:font-weight-asian="normal" style:font-size-complex="15pt" style:font-weight-complex="normal"/>
    </style:style>
    <style:style style:name="P24" style:family="paragraph" style:parent-style-name="Standard">
      <style:text-properties fo:color="#000000" loext:opacity="100%" fo:font-size="18pt" style:text-underline-style="solid" style:text-underline-width="auto" style:text-underline-color="font-color" fo:font-weight="bold" officeooo:rsid="001b8f70" officeooo:paragraph-rsid="001b8f70" style:font-size-asian="18pt" style:font-weight-asian="bold" style:font-size-complex="18pt" style:font-weight-complex="bold"/>
    </style:style>
    <style:style style:name="P25" style:family="paragraph" style:parent-style-name="Standard">
      <style:text-properties fo:color="#ff0000" loext:opacity="100%" fo:font-size="15pt" style:text-underline-style="none" fo:font-weight="normal" officeooo:rsid="001b8f70" officeooo:paragraph-rsid="001b8f70" style:font-size-asian="13.1000003814697pt" style:font-weight-asian="normal" style:font-size-complex="15pt" style:font-weight-complex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27" style:family="paragraph" style:parent-style-name="Text_20_body" style:list-style-name="L5">
      <style:paragraph-properties fo:margin-top="0cm" fo:margin-bottom="0cm" style:contextual-spacing="false" fo:orphans="2" fo:widows="2" fo:padding="0cm" fo:border="none"/>
    </style:style>
    <style:style style:name="P28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1b1b1b" loext:opacity="100%" style:font-name="Inter" fo:font-size="12pt" fo:letter-spacing="normal" fo:font-style="normal" fo:font-weight="normal" fo:background-color="#ffffd7"/>
    </style:style>
    <style:style style:name="P29" style:family="paragraph" style:parent-style-name="Text_20_body" style:list-style-name="L7">
      <style:paragraph-properties fo:margin-top="0cm" fo:margin-bottom="0cm" style:contextual-spacing="false" fo:orphans="2" fo:widows="2" fo:padding="0cm" fo:border="none"/>
      <style:text-properties fo:font-variant="normal" fo:text-transform="none" fo:color="#1b1b1b" loext:opacity="100%" style:font-name="Inter" fo:font-size="12pt" fo:letter-spacing="normal" fo:font-style="normal" fo:font-weight="normal" fo:background-color="#ffffd7"/>
    </style:style>
    <style:style style:name="P30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3465a4" loext:opacity="100%" style:font-name="Inter" fo:font-size="12pt" fo:letter-spacing="normal" fo:font-style="normal" fo:font-weight="normal"/>
    </style:style>
    <style:style style:name="P31" style:family="paragraph" style:parent-style-name="Text_20_body">
      <style:text-properties fo:color="#800080" loext:opacity="100%" fo:font-size="15pt" fo:font-weight="normal" officeooo:rsid="00199ee2" officeooo:paragraph-rsid="00199ee2" style:font-size-asian="13.1000003814697pt" style:font-weight-asian="normal" style:font-size-complex="15pt" style:font-weight-complex="normal"/>
    </style:style>
    <style:style style:name="P32" style:family="paragraph" style:parent-style-name="Text_20_body" style:list-style-name="L5">
      <style:text-properties officeooo:paragraph-rsid="00199ee2" fo:background-color="#ffffd7"/>
    </style:style>
    <style:style style:name="T1" style:family="text">
      <style:text-properties officeooo:rsid="001057c0"/>
    </style:style>
    <style:style style:name="T2" style:family="text">
      <style:text-properties officeooo:rsid="00112439"/>
    </style:style>
    <style:style style:name="T3" style:family="text">
      <style:text-properties officeooo:rsid="0011562b"/>
    </style:style>
    <style:style style:name="T4" style:family="text">
      <style:text-properties style:text-position="super 58%"/>
    </style:style>
    <style:style style:name="T5" style:family="text">
      <style:text-properties officeooo:rsid="00144052"/>
    </style:style>
    <style:style style:name="T6" style:family="text">
      <style:text-properties style:font-name="casacadia code" fo:background-color="#fafafa" loext:char-shading-value="0"/>
    </style:style>
    <style:style style:name="T7" style:family="text">
      <style:text-properties fo:color="#069a2e" loext:opacity="100%"/>
    </style:style>
    <style:style style:name="T8" style:family="text">
      <style:text-properties officeooo:rsid="0019c53f"/>
    </style:style>
    <style:style style:name="T9" style:family="text">
      <style:text-properties fo:font-variant="normal" fo:text-transform="none" fo:color="#1b1b1b" loext:opacity="100%" style:font-name="Inter" fo:font-size="12pt" fo:letter-spacing="normal" fo:font-style="normal" fo:font-weight="normal" officeooo:rsid="00199ee2" style:font-size-asian="13.1000003814697pt" style:font-weight-asian="normal" style:font-size-complex="15pt" style:font-weight-complex="normal"/>
    </style:style>
    <style:style style:name="T10" style:family="text">
      <style:text-properties fo:font-variant="normal" fo:text-transform="none" fo:color="#1b1b1b" loext:opacity="100%" style:font-name="Inter" fo:font-size="12pt" fo:letter-spacing="normal" fo:font-style="normal" fo:font-weight="normal" fo:background-color="#ffffd7" loext:char-shading-value="0"/>
    </style:style>
    <style:style style:name="T11" style:family="text">
      <style:text-properties fo:font-variant="normal" fo:text-transform="none" fo:color="#1b1b1b" loext:opacity="100%" style:font-name="Inter" fo:font-size="12pt" fo:letter-spacing="normal" fo:font-style="normal" officeooo:rsid="0019c53f"/>
    </style:style>
    <style:style style:name="T12" style:family="text">
      <style:text-properties fo:font-variant="normal" fo:text-transform="none" fo:color="#1b1b1b" loext:opacity="100%" style:font-name="Inter" fo:font-size="12pt" fo:letter-spacing="normal" fo:font-style="normal" officeooo:rsid="0019c53f" fo:background-color="#ffffd7" loext:char-shading-value="0"/>
    </style:style>
    <style:style style:name="T13" style:family="text">
      <style:text-properties fo:font-variant="normal" fo:text-transform="none" fo:color="#1b1b1b" loext:opacity="100%" style:font-name="var font-code" fo:font-size="12pt" fo:letter-spacing="normal" fo:font-style="normal" fo:font-weight="normal" fo:background-color="#ffffd7" loext:char-shading-value="0" loext:padding="0cm" loext:border="none"/>
    </style:style>
    <style:style style:name="T14" style:family="text">
      <style:text-properties fo:font-variant="normal" fo:text-transform="none" fo:color="#1b1b1b" loext:opacity="100%" style:font-name="var font-code" fo:font-size="12pt" fo:letter-spacing="normal" fo:font-style="normal" style:text-underline-style="solid" style:text-underline-width="auto" style:text-underline-color="font-color" fo:font-weight="normal" fo:background-color="#ffffd7" loext:char-shading-value="0" loext:padding="0cm" loext:border="none"/>
    </style:style>
    <style:style style:name="T15" style:family="text">
      <style:text-properties fo:font-variant="normal" fo:text-transform="none" fo:color="#1b1b1b" loext:opacity="100%" style:font-name="var font-code" fo:font-size="12pt" fo:letter-spacing="normal" fo:font-style="normal" officeooo:rsid="0019c53f" fo:background-color="#ffffd7" loext:char-shading-value="0" loext:padding="0cm" loext:border="none"/>
    </style:style>
    <style:style style:name="T16" style:family="text">
      <style:text-properties fo:font-variant="normal" fo:text-transform="none" style:font-name="Inter" fo:font-size="12pt" fo:letter-spacing="normal" fo:font-style="normal" officeooo:rsid="0019c53f"/>
    </style:style>
    <style:style style:name="T17" style:family="text">
      <style:text-properties fo:font-variant="normal" fo:text-transform="none" fo:color="#3465a4" loext:opacity="100%" style:font-name="Inter" fo:font-size="12pt" fo:letter-spacing="normal" fo:font-style="normal"/>
    </style:style>
    <style:style style:name="T18" style:family="text">
      <style:text-properties fo:font-variant="normal" fo:text-transform="none" fo:color="#3465a4" loext:opacity="100%" style:font-name="Inter" fo:font-size="12pt" fo:letter-spacing="normal" fo:font-style="normal" fo:font-weight="normal"/>
    </style:style>
    <style:style style:name="T19" style:family="text">
      <style:text-properties fo:font-variant="normal" fo:text-transform="none" fo:color="#3465a4" loext:opacity="100%" style:font-name="Inter" fo:font-size="12pt" fo:letter-spacing="normal" fo:font-style="normal" officeooo:rsid="0019c53f"/>
    </style:style>
    <style:style style:name="T20" style:family="text">
      <style:text-properties fo:font-variant="normal" fo:text-transform="none" fo:color="#3465a4" loext:opacity="100%" style:font-name="var font-code" fo:font-size="12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3465a4" loext:opacity="100%" style:font-name="var font-code" fo:font-size="12pt" fo:letter-spacing="normal" fo:font-style="normal" style:text-underline-style="solid" style:text-underline-width="auto" style:text-underline-color="font-color" loext:padding="0cm" loext:border="none"/>
    </style:style>
    <style:style style:name="T22" style:family="text">
      <style:text-properties fo:font-variant="normal" fo:text-transform="none" fo:color="#3465a4" loext:opacity="100%" style:font-name="var font-code" fo:font-size="12pt" fo:letter-spacing="normal" fo:font-style="normal" officeooo:rsid="0019c53f" loext:padding="0cm" loext:border="none"/>
    </style:style>
    <style:style style:name="T23" style:family="text">
      <style:text-properties fo:color="#3465a4" loext:opacity="100%" fo:font-size="15pt" fo:font-weight="normal" officeooo:rsid="00199ee2" style:font-size-asian="13.1000003814697pt" style:font-weight-asian="normal" style:font-size-complex="15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OX MODEL</text:p>
      <text:p text:style-name="P1"/>
      <text:list xml:id="list2491066394" text:style-name="L2">
        <text:list-item>
          <text:p text:style-name="P2">padding – use it to make the box/element bigger as it is the space bw content and the border</text:p>
        </text:list-item>
        <text:list-item>
          <text:p text:style-name="P2">border – goes around the padding and the content</text:p>
        </text:list-item>
        <text:list-item>
          <text:p text:style-name="P2">marign -we use to space 2 elements apart from each other</text:p>
          <text:p text:style-name="P2"/>
        </text:list-item>
        <text:list-item>
          <text:p text:style-name="P3">SYNTAX – padding and margin are same ie only one argument length/percentage/auto</text:p>
        </text:list-item>
        <text:list-item>
          <text:p text:style-name="P3">border has 3 arguments – length/percentage/auto &amp;&amp; line-style &amp;&amp; color.</text:p>
        </text:list-item>
      </text:list>
      <text:p text:style-name="P4"/>
      <text:list xml:id="list222754907703146" text:continue-numbering="true" text:style-name="L2">
        <text:list-item>
          <text:p text:style-name="P8">Height and width properties of an element: eg:</text:p>
        </text:list-item>
      </text:list>
      <text:p text:style-name="P9"><text:s/>.class-<text:span text:style-name="T1">name </text:span>{</text:p>
      <text:p text:style-name="P9">height = 100px;</text:p>
      <text:p text:style-name="P10">width <text:s/>: 100px</text:p>
      <text:p text:style-name="P10">}</text:p>
      <text:list xml:id="list1933603551" text:style-name="L3">
        <text:list-item>
          <text:p text:style-name="P11"><text:span text:style-name="T2">IMP : </text:span>height/width is the sum of content + padding +margin (not the <text:span text:style-name="T3">co</text:span>ntent alone)</text:p>
        </text:list-item>
        <text:list-item>
          <text:p text:style-name="P12">e.g: here height and width is 180px each beacuse 100(ele) + 2*30 (padd) +2 *10(border)</text:p>
        </text:list-item>
        <text:list-item>
          <text:p text:style-name="P15">.box-one{</text:p>
        </text:list-item>
      </text:list>
      <text:p text:style-name="P16">background-color: red;</text:p>
      <text:p text:style-name="P16">border: 10px solid purple;</text:p>
      <text:p text:style-name="P16">height: 100px;</text:p>
      <text:p text:style-name="P16">width: 100px;</text:p>
      <text:p text:style-name="P16">padding: 30px ;</text:p>
      <text:p text:style-name="P16">margin: 60px ;</text:p>
      <text:p text:style-name="P14"><text:span text:style-name="T6">}</text:span></text:p>
      <text:list xml:id="list222754224516407" text:continue-numbering="true" text:style-name="L3">
        <text:list-item>
          <text:p text:style-name="P12">if we want to make height and width of all of the box as defined that is 100px then we will use property box-sizing : border-box;</text:p>
        </text:list-item>
        <text:list-item>
          <text:p text:style-name="P15">.box-one{</text:p>
        </text:list-item>
      </text:list>
      <text:p text:style-name="P16">background-color: red;</text:p>
      <text:p text:style-name="P16">border: 10px solid purple;</text:p>
      <text:p text:style-name="P16">height: 100px;</text:p>
      <text:p text:style-name="P16">width: 100px;</text:p>
      <text:p text:style-name="P16">padding: 30px ;</text:p>
      <text:p text:style-name="P16">margin: 60px ;</text:p>
      <text:p text:style-name="P16">box-sizing: border-box;</text:p>
      <text:p text:style-name="P16">}</text:p>
      <text:list xml:id="list222754753751741" text:continue-numbering="true" text:style-name="L3">
        <text:list-item>
          <text:p text:style-name="P13"><text:soft-page-break/>in above example our actual content reduces down to 20*20 . <text:span text:style-name="T5">(hieght/width)</text:span></text:p>
        </text:list-item>
      </text:list>
      <text:p text:style-name="P6"/>
      <text:p text:style-name="P6"/>
      <text:p text:style-name="P5"/>
      <text:list xml:id="list222754338659130" text:continue-numbering="true" text:style-name="L3">
        <text:list-item>
          <text:p text:style-name="P17">e<text:span text:style-name="T7">.g : if 2 divs are veritcal and we have defined margin = 60 px on both the elements then the difference bw those 2 elements will not be 120 px it will be 60 only.</text:span></text:p>
        </text:list-item>
        <text:list-item>
          <text:p text:style-name="P18">e.g : if 2 divs are veritcal and we have defined margin = 60 px on 1<text:span text:style-name="T4">st</text:span> 70 px on 2<text:span text:style-name="T4">nd</text:span> <text:s/>element then the difference bw those 2 elements will the bigger of the two i.e, 70 px.</text:p>
        </text:list-item>
      </text:list>
      <text:p text:style-name="P19"/>
      <text:p text:style-name="P20">There are 3 types of display:</text:p>
      <text:p text:style-name="P20">1. Block</text:p>
      <text:p text:style-name="P20">2. Inline</text:p>
      <text:p text:style-name="P20">3. <text:span text:style-name="T8">inline-flex</text:span></text:p>
      <text:p text:style-name="P20"><text:tab/></text:p>
      <text:p text:style-name="P21"><text:span text:style-name="T23"><text:s/></text:span><text:span text:style-name="T18">If a box has an outer display type of </text:span><text:span text:style-name="Source_20_Text"><text:span text:style-name="T20">block</text:span></text:span><text:span text:style-name="T18">, then:</text:span></text:p>
      <text:list xml:id="list1368794576" text:style-name="L4">
        <text:list-item>
          <text:p text:style-name="P30">The box will break onto a new line.</text:p>
        </text:list-item>
      </text:list>
      <text:p text:style-name="P20"><text:span text:style-name="T17"><text:s text:c="10"/>If </text:span><text:a xlink:type="simple" xlink:href="https://developer.mozilla.org/en-US/docs/Web/CSS/width" text:style-name="Internet_20_link" text:visited-style-name="Visited_20_Internet_20_Link"><text:span text:style-name="Source_20_Text">width</text:span></text:a><text:span text:style-name="Source_20_Text"><text:span text:style-name="T21"> </text:span></text:span><text:span text:style-name="T17">is not specified </text:span><text:span text:style-name="T19">it will take 100% of the horizontal space</text:span></text:p>
      <text:p text:style-name="P22"><text:span text:style-name="T16"/></text:p>
      <text:p text:style-name="P20"><text:span text:style-name="T19">Some HTML elements, such as </text:span><text:span text:style-name="Source_20_Text"><text:span text:style-name="T22">&lt;h1&gt;</text:span></text:span><text:span text:style-name="T19"> and </text:span><text:span text:style-name="Source_20_Text"><text:span text:style-name="T22">&lt;p&gt;</text:span></text:span><text:span text:style-name="T19">, use </text:span><text:span text:style-name="Source_20_Text"><text:span text:style-name="T22">block</text:span></text:span><text:span text:style-name="T19"> as their outer display type by default.</text:span></text:p>
      <text:p text:style-name="P20"><text:span text:style-name="T11"/></text:p>
      <text:p text:style-name="P20"><text:span text:style-name="T11"/></text:p>
      <text:p text:style-name="P31"><text:span text:style-name="T12">If a box has an outer display type of </text:span><text:span text:style-name="Source_20_Text"><text:span text:style-name="T15">inline</text:span></text:span><text:span text:style-name="T12">, then:</text:span></text:p>
      <text:list xml:id="list2410299432" text:style-name="L5">
        <text:list-item>
          <text:p text:style-name="P28">The box will not break onto a new line.</text:p>
        </text:list-item>
        <text:list-item>
          <text:p text:style-name="P27"><text:span text:style-name="T10">The </text:span><text:a xlink:type="simple" xlink:href="https://developer.mozilla.org/en-US/docs/Web/CSS/width" text:style-name="Internet_20_link" text:visited-style-name="Visited_20_Internet_20_Link"><text:span text:style-name="Source_20_Text"><text:span text:style-name="T14">width</text:span></text:span></text:a><text:span text:style-name="T10"> and </text:span><text:a xlink:type="simple" xlink:href="https://developer.mozilla.org/en-US/docs/Web/CSS/height" text:style-name="Internet_20_link" text:visited-style-name="Visited_20_Internet_20_Link"><text:span text:style-name="Source_20_Text"><text:span text:style-name="T14">height</text:span></text:span></text:a><text:span text:style-name="T10"> properties will not apply.</text:span></text:p>
        </text:list-item>
        <text:list-item>
          <text:p text:style-name="P32"><text:span text:style-name="T9">Vertical padding, margins, and borders will apply but will not cause other inline boxes to move away from the box.</text:span></text:p>
        </text:list-item>
      </text:list>
      <text:list xml:id="list882854500" text:style-name="L7">
        <text:list-item>
          <text:p text:style-name="P29">Horizontal padding, margins, and borders will apply and will cause other inline boxes to move away from the box.</text:p>
        </text:list-item>
      </text:list>
      <text:p text:style-name="P26"><text:span text:style-name="T10">Some HTML elements, such as </text:span><text:span text:style-name="Source_20_Text"><text:span text:style-name="T13">&lt;a&gt;</text:span></text:span><text:span text:style-name="T10">, </text:span><text:span text:style-name="Source_20_Text"><text:span text:style-name="T13">&lt;span&gt;</text:span></text:span><text:span text:style-name="T10">, </text:span><text:span text:style-name="Source_20_Text"><text:span text:style-name="T13">&lt;em&gt;</text:span></text:span><text:span text:style-name="T10"> and </text:span><text:span text:style-name="Source_20_Text"><text:span text:style-name="T13">&lt;strong&gt;</text:span></text:span><text:span text:style-name="T10"> use </text:span><text:span text:style-name="Source_20_Text"><text:span text:style-name="T13">inline</text:span></text:span><text:span text:style-name="T10"> as their outer display type by default.</text:span></text:p>
      <text:p text:style-name="P20"/>
      <text:p text:style-name="P23">NOTE 1 =&gt; THE VALUE OF MARGIN/PADDING CAN BE TOP,LEFT,RIGHT AND CENTER AND CAN BE PASSED ONE PROPERY BY GIVING 4 VALUES</text:p>
      <text:p text:style-name="P23"/>
      <text:p text:style-name="P23">NOTE 2 =&gt; ALSO THE VALUES OF MARGIN, PaddinG AND BORDER CAN BE -VE</text:p>
      <text:p text:style-name="P23"/>
      <text:p text:style-name="P24"><text:soft-page-break/>DISPLAY PROPERTY :</text:p>
      <text:p text:style-name="P24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BlinkMacSystemFont, 'Segoe UI', Roboto, Oxygen, Ubuntu, Cantarell, 'Fira Sans', 'Droid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asacadia code" svg:font-family="'casacadia code', 'Droid Sans Mono', monospace, monospace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21:04:10.329973488</meta:creation-date>
    <dc:date>2023-03-26T22:27:53.818402275</dc:date>
    <meta:editing-duration>PT52M56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3" meta:paragraph-count="53" meta:word-count="462" meta:character-count="2412" meta:non-whitespace-character-count="2002"/>
  </office:meta>
</office:document-meta>
</file>